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12772" officeooo:paragraph-rsid="00012772"/>
    </style:style>
    <style:style style:name="P3" style:family="paragraph" style:parent-style-name="Standard">
      <style:text-properties officeooo:rsid="000179bd" officeooo:paragraph-rsid="000179b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12772" officeooo:paragraph-rsid="0001277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179bd" officeooo:paragraph-rsid="000179b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30461" officeooo:paragraph-rsid="00030461"/>
    </style:style>
    <style:style style:name="P7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Wave Print!</text:p>
      <text:p text:style-name="Text_20_body">Given a matrix, print it in Reverse Wave Form.</text:p>
      <text:p text:style-name="Text_20_body"><text:span text:style-name="Strong_20_Emphasis">Input Format:</text:span></text:p>
      <text:p text:style-name="Text_20_body">Given integer m (number of rows), integer n (number of columns) and 2d vector.</text:p>
      <text:p text:style-name="Text_20_body"/>
      <text:p text:style-name="Text_20_body"><text:span text:style-name="Strong_20_Emphasis">Output Format:</text:span></text:p>
      <text:p text:style-name="Text_20_body">Return a linear vector of integers in the required order.</text:p>
      <text:p text:style-name="Text_20_body"/>
      <text:p text:style-name="Text_20_body"><text:span text:style-name="Strong_20_Emphasis">Examples :</text:span></text:p>
      <text:p text:style-name="Text_20_body"><text:span text:style-name="Strong_20_Emphasis">Input : </text:span><text:line-break/>1 2 3 4</text:p>
      <text:p text:style-name="Text_20_body">5 6 7 8</text:p>
      <text:p text:style-name="Text_20_body">9 10 11 12</text:p>
      <text:p text:style-name="Text_20_body">13 14 15 16</text:p>
      <text:p text:style-name="Text_20_body"><text:span text:style-name="Strong_20_Emphasis">Output : </text:span><text:line-break/>4 8 12 16 15 11 7 3 2 6 10 14 13 9 5 1</text:p>
      <text:p text:style-name="Text_20_body"/>
      <text:p text:style-name="Text_20_body"><text:span text:style-name="Strong_20_Emphasis">Input :</text:span> <text:line-break/>1 9 4 10</text:p>
      <text:p text:style-name="Text_20_body">3 6 90 11</text:p>
      <text:p text:style-name="Text_20_body">2 30 85 72</text:p>
      <text:p text:style-name="Text_20_body">6 31 99 15</text:p>
      <text:p text:style-name="Text_20_body"><text:span text:style-name="Strong_20_Emphasis">Output : <text:line-break/></text:span>10 11 72 15 99 85 90 4 9 6 30 31 6 2 3 1</text:p>
      <text:p text:style-name="P2"><text:span text:style-name="T1">Solution</text:span>: wavePrint.cpp</text:p>
      <text:p text:style-name="P2"/>
      <text:p text:style-name="P2"/>
      <text:p text:style-name="P4">Pascal's Triangle</text:p>
      <text:p text:style-name="Text_20_body"><text:a xlink:type="simple" xlink:href="http://en.wikipedia.org/wiki/Pascal's_triangle" text:style-name="Internet_20_link" text:visited-style-name="Visited_20_Internet_20_Link"/></text:p>
      <text:p text:style-name="Text_20_body"><text:a xlink:type="simple" xlink:href="http://en.wikipedia.org/wiki/Pascal's_triangle" text:style-name="Internet_20_link" text:visited-style-name="Visited_20_Internet_20_Link">Pascal’s triangle</text:a> is a triangular array of the binomial coefficients. Write a function that takes an integer value n as input and returns 2D array with first n lines of the Pascal’s triangle.<text:line-break/><text:line-break/>Following are the first 5 rows of Pascal’s Triangle.</text:p>
      <text:p text:style-name="Text_20_body">1</text:p>
      <text:p text:style-name="Text_20_body">1 1</text:p>
      <text:p text:style-name="Text_20_body"><text:soft-page-break/>1 2 1</text:p>
      <text:p text:style-name="Text_20_body">1 3 3 1</text:p>
      <text:p text:style-name="Text_20_body">1 4 6 4 1</text:p>
      <text:p text:style-name="Text_20_body"><text:span text:style-name="Strong_20_Emphasis">Input Format</text:span></text:p>
      <text:p text:style-name="Text_20_body">In the function an integer N is passed.</text:p>
      <text:p text:style-name="Text_20_body"><text:span text:style-name="Strong_20_Emphasis">Output Format</text:span></text:p>
      <text:p text:style-name="Text_20_body">Return the output as vector of vectors.</text:p>
      <text:p text:style-name="P3"><text:span text:style-name="T1">Solution</text:span>: pascalTriangle.cpp</text:p>
      <text:p text:style-name="P3"/>
      <text:p text:style-name="P3"/>
      <text:p text:style-name="P5">Submatrix Sum</text:p>
      <text:p text:style-name="Text_20_body"/>
      <text:p text:style-name="Text_20_body">Given a matrix of size M x N, there are large number of queries to find submatrix sums. Inputs to queries are left top and right bottom indexes of submatrix whose sum is to find out.</text:p>
      <text:p text:style-name="Text_20_body">How to preprocess the matrix so that submatrix sum queries can be performed in O(1) time.</text:p>
      <text:p text:style-name="Text_20_body"/>
      <text:p text:style-name="Text_20_body"><text:span text:style-name="Strong_20_Emphasis">INPUT FORMAT:</text:span></text:p>
      <text:p text:style-name="Text_20_body">Given a matrix (2d vector) and query.. Each query has Starting row, Starting column, Ending row, Ending column.</text:p>
      <text:p text:style-name="Text_20_body"/>
      <text:p text:style-name="Text_20_body"><text:span text:style-name="Strong_20_Emphasis">OUTPUT FORMAT:</text:span></text:p>
      <text:p text:style-name="Text_20_body">A single integer which is the sum of the submatrix.</text:p>
      <text:p text:style-name="Text_20_body"><text:line-break/><text:span text:style-name="Strong_20_Emphasis">Example :</text:span></text:p>
      <text:p text:style-name="P1">tli : <text:s/>Row number of top left of query submatrixtlj : <text:s/>Column number of top left of query submatrixrbi : <text:s/>Row number of bottom right of query submatrixrbj : <text:s/>Column number of bottom right of query submatrix Input: mat[M][N] = {{1, 2, 3, 4, 6}, <text:s text:c="19"/>{5, 3, 8, 1, 2}, <text:s text:c="19"/>{4, 6, 7, 5, 5}, <text:s text:c="19"/>{2, 4, 8, 9, 4} };Query1: tli = 0, tlj = 0, rbi = 1, rbj = 1Query2: tli = 2, tlj = 2, rbi = 3, rbj = 4Query3: tli = 1, tlj = 2, rbi = 3, rbj = 3; Output:Query1: 11 <text:s/>// Sum between (0, 0) and (1, 1)Query2: 38 <text:s/>// Sum between (2, 2) and (3, 4)Query3: 38 <text:s/>// Sum between (1, 2) and (3, 3)</text:p>
      <text:p text:style-name="P6"><text:span text:style-name="T1">Solution</text:span>: subMatSum.cp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5:50:22.314898560</meta:creation-date>
    <dc:date>2022-08-15T15:54:30.161964788</dc:date>
    <meta:editing-duration>PT4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410" meta:character-count="1984" meta:non-whitespace-character-count="1544"/>
  </office:meta>
</office:document-meta>
</file>